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18f8c" officeooo:paragraph-rsid="00218f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ce encoding?</text:p>
      <text:p text:style-name="P1"/>
      <text:p text:style-name="P1">number_of_times_to_upsample</text:p>
      <text:p text:style-name="P1"/>
      <text:p text:style-name="P1">num_jitters – How many times to re-sample the face when calculating encoding.</text:p>
      <text:p text:style-name="P1"/>
      <text:p text:style-name="P1">Higher is more accurate, but slower (i.e. 100 is 100x slower)</text:p>
      <text:p text:style-name="P1">model – Which face detection model to use. “hog” is less accurate but faster on CPUs.</text:p>
      <text:p text:style-name="P1">“cnn” is a more accurate deep-learning model which is GPU/CUDA accelerated (if avail-</text:p>
      <text:p text:style-name="P1">able). The default is “hog”.</text:p>
      <text:p text:style-name="P1"/>
      <text:p text:style-name="P1">https://medium.com/@ageitgey/machine-learning-is-fun-part-4-modern-face-recognition-with-deep-learning-c3cffc121d7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22:36:38.820847658</meta:creation-date>
    <meta:generator>LibreOffice/6.0.3.2$Linux_X86_64 LibreOffice_project/00m0$Build-2</meta:generator>
    <dc:date>2018-08-17T23:38:28.567281491</dc:date>
    <meta:editing-duration>PT10M57S</meta:editing-duration>
    <meta:editing-cycles>2</meta:editing-cycles>
    <meta:document-statistic meta:table-count="0" meta:image-count="0" meta:object-count="0" meta:page-count="1" meta:paragraph-count="8" meta:word-count="59" meta:character-count="492" meta:non-whitespace-character-count="439"/>
  </office:meta>
</office:document-meta>
</file>